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 fo:font-size="16pt" fo:language="es" fo:country="ES" officeooo:rsid="0004cf8c" officeooo:paragraph-rsid="0004cf8c" style:font-size-asian="16pt" style:font-size-complex="16pt"/>
    </style:style>
    <style:style style:name="P2" style:family="paragraph" style:parent-style-name="Standard">
      <style:text-properties style:font-name="Latin Modern Roman" fo:font-size="16pt" fo:language="es" fo:country="ES" officeooo:paragraph-rsid="0004cf8c" style:font-size-asian="16pt" style:font-size-complex="16pt"/>
    </style:style>
    <style:style style:name="P3" style:family="paragraph" style:parent-style-name="Standard">
      <style:text-properties style:font-name="Latin Modern Roman" fo:language="es" fo:country="ES"/>
    </style:style>
    <style:style style:name="P4" style:family="paragraph" style:parent-style-name="Standard">
      <style:text-properties style:font-name="Latin Modern Roman" fo:font-size="15pt" fo:language="es" fo:country="ES" officeooo:paragraph-rsid="0004cf8c" style:font-size-asian="15pt" style:font-size-complex="15pt"/>
    </style:style>
    <style:style style:name="P5" style:family="paragraph" style:parent-style-name="Standard">
      <style:text-properties style:font-name="Latin Modern Roman" fo:font-size="15pt" fo:language="es" fo:country="ES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text-transform="uppercase" style:font-name="Latin Modern Roman" fo:font-size="18pt" fo:language="es" fo:country="ES" fo:font-weight="bold" style:font-size-asian="18pt" style:font-weight-asian="bold" style:font-size-complex="18pt" style:font-weight-complex="bold"/>
    </style:style>
    <style:style style:name="T1" style:family="text">
      <style:text-properties officeooo:rsid="0004cf8c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res tu pastora</text:p>
      <text:p text:style-name="P3"/>
      <text:section text:style-name="Sect1" text:name="Sección1">
        <text:p text:style-name="P1">CORO:</text:p>
        <text:p text:style-name="P2"><text:span text:style-name="T2">Eres tu pastora<text:line-break/>tan linda y tan bella<text:line-break/>que al sol aventajas,<text:line-break/>la luna y las estrellas.</text:span><text:line-break/></text:p>
        <text:p text:style-name="P2"><text:span text:style-name="T1">ESTROFAS:</text:span><text:line-break/><text:span text:style-name="T1">1. </text:span>El cielo a tu vista<text:line-break/>oscuro se muestra<text:line-break/>y todos los astros<text:line-break/>parecen tinieblas.<text:line-break/><text:line-break/><text:span text:style-name="T1">2. </text:span>Tus ojos divinos<text:line-break/>son luces que alegran<text:line-break/>la corte del cielo<text:line-break/>con su refulgencia.<text:line-break/><text:line-break/><text:span text:style-name="T1">3. </text:span>Cual sol resplandece<text:line-break/>que a nosotros ciega<text:line-break/>y tu bello rostro<text:line-break/>al cielo refleja.<text:line-break/><text:line-break/><text:span text:style-name="T1">4. </text:span>Tú sola eres linda,<text:line-break/>tú sola eres bella,<text:line-break/>tú sola agraciada,<text:line-break/>tú sola perfecta.<text:line-break/><text:line-break/><text:span text:style-name="T1">5. </text:span>Mi vida te entrego,<text:line-break/>mi ser y potencia.<text:line-break/>Gobiérnalo todo,<text:line-break/>pues eres su Reina.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</text:section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00:50:33.625613044</meta:creation-date>
    <dc:date>2022-08-11T10:17:26.934055421</dc:date>
    <meta:editing-duration>PT5M43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4" meta:word-count="97" meta:character-count="518" meta:non-whitespace-character-count="420"/>
  </office:meta>
</office:document-meta>
</file>